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Heading_20_4">
      <style:paragraph-properties fo:line-height="150%" fo:text-align="justify" style:justify-single-word="false"/>
      <style:text-properties fo:font-variant="normal" fo:text-transform="none" fo:color="#5000a0" style:font-name="Verdana" fo:font-size="12pt" fo:letter-spacing="normal" fo:font-style="normal" fo:font-weight="bold" style:font-size-asian="12pt" style:font-size-complex="12pt"/>
    </style:style>
    <style:style style:name="P2" style:family="paragraph" style:parent-style-name="Heading_20_4">
      <style:paragraph-properties fo:margin-left="0cm" fo:margin-right="0cm" fo:line-height="119%" fo:orphans="2" fo:widows="2" fo:text-indent="0cm" style:auto-text-indent="false" fo:padding="0cm" fo:border="none"/>
      <style:text-properties fo:font-variant="normal" fo:text-transform="none" fo:color="#5000a0" style:font-name="Verdana" fo:letter-spacing="normal" fo:font-style="normal" fo:font-weight="bold"/>
    </style:style>
    <style:style style:name="P3" style:family="paragraph" style:parent-style-name="Text_20_body">
      <style:paragraph-properties fo:margin-left="0cm" fo:margin-right="0cm" fo:margin-top="0cm" fo:margin-bottom="0cm" style:line-height-at-least="0.423cm" fo:orphans="2" fo:widows="2" fo:text-indent="0cm" style:auto-text-indent="false" fo:padding="0cm" fo:border="none"/>
    </style:style>
    <style:style style:name="P4" style:family="paragraph" style:parent-style-name="Standard">
      <style:paragraph-properties fo:line-height="150%" fo:text-align="justify" style:justify-single-word="false"/>
      <style:text-properties fo:color="#000000"/>
    </style:style>
    <style:style style:name="P5" style:family="paragraph" style:parent-style-name="Standard">
      <style:paragraph-properties fo:line-height="150%" fo:text-align="justify" style:justify-single-word="false"/>
      <style:text-properties fo:color="#000000" style:font-name="Liberation Serif" fo:font-size="12pt" style:font-size-asian="12pt" style:font-size-complex="12pt"/>
    </style:style>
    <style:style style:name="P6" style:family="paragraph" style:parent-style-name="Standard">
      <style:paragraph-properties fo:line-height="150%" fo:text-align="justify" style:justify-single-word="false"/>
      <style:text-properties fo:color="#000000" style:font-name="Times New Roman" fo:font-size="12pt" style:font-size-asian="12pt" style:font-name-complex="Times New Roman" style:font-size-complex="12pt"/>
    </style:style>
    <style:style style:name="P7" style:family="paragraph" style:parent-style-name="Standard">
      <style:paragraph-properties fo:line-height="150%" fo:text-align="justify" style:justify-single-word="false"/>
      <style:text-properties style:font-name="Times New Roman" style:font-name-complex="Times New Roman"/>
    </style:style>
    <style:style style:name="P8" style:family="paragraph" style:parent-style-name="Standard">
      <style:paragraph-properties fo:line-height="150%" fo:text-align="justify" style:justify-single-word="false"/>
    </style:style>
    <style:style style:name="T1" style:family="text">
      <style:text-properties style:font-name="Liberation Serif" fo:font-size="12pt" style:font-size-asian="12pt" style:font-size-complex="12pt"/>
    </style:style>
    <style:style style:name="T2" style:family="text">
      <style:text-properties fo:font-variant="normal" fo:text-transform="none" fo:color="#006e6e" style:font-name="Liberation Serif" fo:font-size="12pt" fo:letter-spacing="normal" style:font-size-asian="12pt" style:font-size-complex="12pt"/>
    </style:style>
    <style:style style:name="T3" style:family="text">
      <style:text-properties fo:font-variant="normal" fo:text-transform="none" fo:color="#006e6e" style:font-name="Verdana" fo:font-size="9pt" fo:letter-spacing="normal" fo:font-style="normal" fo:font-weight="normal"/>
    </style:style>
    <style:style style:name="T4" style:family="text">
      <style:text-properties fo:font-variant="normal" fo:text-transform="none" fo:color="#006e6e" style:font-name="Verdana" fo:font-size="9pt" fo:letter-spacing="normal" fo:font-style="normal" fo:font-weight="normal" style:font-size-asian="12pt" style:font-size-complex="12pt"/>
    </style:style>
    <style:style style:name="T5" style:family="text">
      <style:text-properties fo:font-variant="normal" fo:text-transform="none" fo:color="#006e6e" style:font-name="Verdana" fo:font-size="9pt" fo:letter-spacing="normal" fo:font-style="normal" fo:font-weight="bold" style:font-size-asian="12pt" style:font-size-complex="12pt"/>
    </style:style>
    <style:style style:name="T6" style:family="text">
      <style:text-properties fo:font-variant="normal" fo:text-transform="none" fo:color="#006e6e" style:font-name="Verdana" fo:font-size="9pt" fo:letter-spacing="normal" fo:font-style="italic" fo:font-weight="normal"/>
    </style:style>
    <style:style style:name="T7" style:family="text">
      <style:text-properties fo:font-variant="normal" fo:text-transform="none" fo:color="#006e6e" style:font-name="Verdana" fo:font-size="9pt" fo:letter-spacing="normal" fo:font-style="italic" fo:font-weight="normal" style:font-size-asian="12pt" style:font-size-complex="12pt"/>
    </style:style>
    <style:style style:name="T8" style:family="text">
      <style:text-properties fo:font-variant="normal" fo:text-transform="none" fo:color="#006e6e" fo:font-size="9pt" fo:letter-spacing="normal" fo:font-style="normal" fo:font-weight="normal" style:font-size-asian="12pt" style:font-size-complex="12pt"/>
    </style:style>
    <style:style style:name="T9" style:family="text">
      <style:text-properties fo:font-variant="normal" fo:text-transform="none" fo:color="#006e6e" fo:font-size="9pt" fo:letter-spacing="normal" fo:font-style="normal" fo:font-weight="bold" style:font-size-asian="12pt" style:font-size-complex="12pt"/>
    </style:style>
    <style:style style:name="T10" style:family="text">
      <style:text-properties fo:font-variant="normal" fo:text-transform="none" fo:color="#006e6e" fo:font-size="9pt" fo:letter-spacing="normal" fo:font-style="italic" fo:font-weight="normal" style:font-size-asian="12pt" style:font-size-complex="12pt"/>
    </style:style>
    <style:style style:name="T11" style:family="text">
      <style:text-properties fo:font-variant="normal" fo:text-transform="none" fo:color="#006e6e" fo:font-size="12pt" fo:letter-spacing="normal" style:font-size-asian="12pt" style:font-size-complex="12pt"/>
    </style:style>
    <style:style style:name="T12" style:family="text">
      <style:text-properties fo:font-variant="normal" fo:text-transform="none" fo:color="#006e6e" fo:letter-spacing="normal"/>
    </style:style>
    <style:style style:name="T13" style:family="text">
      <style:text-properties fo:font-variant="normal" fo:text-transform="none" fo:color="#006e6e" fo:letter-spacing="normal" fo:font-style="normal" fo:font-weight="normal"/>
    </style:style>
    <style:style style:name="T14" style:family="text">
      <style:text-properties fo:font-variant="normal" fo:text-transform="none" fo:color="#006e6e" fo:letter-spacing="normal" fo:font-style="normal" fo:font-weight="bold"/>
    </style:style>
    <style:style style:name="T15" style:family="text">
      <style:text-properties fo:font-variant="normal" fo:text-transform="none" fo:color="#006e6e" fo:letter-spacing="normal" fo:font-style="italic" fo:font-weight="normal"/>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style:font-name-complex="Times New Roman"/>
    </style:style>
    <style:style style:name="T19" style:family="text">
      <style:text-properties fo:font-variant="normal" fo:text-transform="none" fo:letter-spacing="normal" fo:font-style="normal" fo:font-weight="bold"/>
    </style:style>
    <style:style style:name="T20" style:family="text">
      <style:text-properties fo:font-variant="normal" fo:text-transform="none" fo:letter-spacing="normal" fo:font-style="italic" fo:font-weight="normal"/>
    </style:style>
    <style:style style:name="T21" style:family="text">
      <style:text-properties fo:font-variant="normal" fo:text-transform="none" style:font-name="Times New Roman" fo:letter-spacing="normal" fo:font-style="normal" fo:font-weight="normal" style:font-name-complex="Times New Roman"/>
    </style:style>
    <style:style style:name="T22" style:family="text">
      <style:text-properties fo:font-variant="normal" fo:text-transform="none" fo:color="#000000" style:font-name="Liberation Serif" fo:font-size="12pt" fo:letter-spacing="normal" fo:font-style="normal" fo:font-weight="normal" style:font-size-asian="12pt" style:font-size-complex="12pt"/>
    </style:style>
    <style:style style:name="T23" style:family="text">
      <style:text-properties fo:font-variant="normal" fo:text-transform="none" fo:color="#0000ff" style:font-name="Verdana" fo:font-size="9pt" fo:letter-spacing="normal" fo:font-style="normal" fo:font-weight="normal"/>
    </style:style>
    <style:style style:name="T24" style:family="text">
      <style:text-properties fo:font-variant="normal" fo:text-transform="none" fo:color="#ff0000" style:text-line-through-style="none" style:font-name="Verdana" fo:font-size="9pt" fo:letter-spacing="normal" fo:font-style="normal" style:text-underline-style="none" fo:font-weight="normal" style:text-blinking="false"/>
    </style:style>
    <style:style style:name="T25" style:family="text">
      <style:text-properties fo:font-weight="normal"/>
    </style:style>
    <style:style style:name="T26" style:family="text">
      <style:text-properties fo:font-size="12pt" style:font-size-asian="12pt" style:font-size-complex="12pt"/>
    </style:style>
    <style:style style:name="T27" style:family="text">
      <style:text-properties style:font-name="Times New Roman" style:font-name-complex="Times New Roman"/>
    </style:style>
    <style:style style:name="T28" style:family="text">
      <style:text-properties style:font-name="Times New Roman" style:font-name-asian="Times New Roman" style:font-name-complex="Times New Roman"/>
    </style:style>
    <style:style style:name="T29" style:family="text">
      <style:text-properties style:font-name-asian="Times New Roma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ładza zinstytucjonalizowana wyczerpała swe formuły już w XIX w, zaś Moc dotychczasowa sprzedała się w powtarzanych formułach republikańskich, obywatelskich czy demokratycznych, ostatnio w 1968 r. Obie zaczynały od przepisów na to, co i jak powinno istnieć dla kogoś, a upadły pokonane konformizmem. Starzy gniewni zajęli miejsce notariuszy, których krytykowali. Wedle G. Lukacsa: „nieobiektywni i niesubiektywni”, co stanowi o ich arogancji i cynizmie. Wykorzenieni, oderwani od rzeczywistości, zajmujący prominentne stanowiska.</text:span></text:p>
      <text:p text:style-name="P4"><text:span text:style-name="T1">Wydaje się, że wyjściem z tego pata jest poszukanie wartości łączącej oba sposoby, stojące u ich korzenia. </text:span></text:p>
      <text:p text:style-name="P4"><text:span text:style-name="T1"/></text:p>
      <text:p text:style-name="P5"><text:span text:style-name="T17">Wielu badaczy uniwersytetu wskazuje na silne dziś zależności miedzy gospodarką, rynkiem i uniwersytetem. Czy te zależności są konieczne? Wedle Kozyra-Kowalskiego: </text:span><text:span text:style-name="T20">"Ci, którzy psują fundamentalne zasady pracy naukowej i wszelkiej pracy duchowej, powołują się często na dogmaty obiegowego i wpływowego dziś w naukach społecznych ekonomizmu. Na wymogi rynku i gospodarki rynkowo-kapitalistycznej, na transformację, na wolną konkurencję. Na konieczność przygotowania studentów do przyszłej pracy zawodowej i zarobkowej, na globalizację stosunków gospodarczych” (</text:span><text:span text:style-name="T17">Kozyr-Kowalski 2005:). Można śmiało powiedzieć, że uniwersytet jest dziś korumpowany przez rynek. To nie tylko brak środków na edukację, ale zepsucie idei uniwersytetu. </text:span><text:line-break/><text:span text:style-name="T17">Kozyr-Kowalski proponuje tu durkheimowskie rozumienie anomii, jako adekwatne do analizy owego zepsucia: </text:span><text:span text:style-name="T20">dérèglement </text:span><text:span text:style-name="T16">– </text:span><text:span text:style-name="T17">nieporządek, rozregulowanie, a nawet rozwiązłość, niemoralność, czyli te stany, które przeczą porządkowi obyczajnemu. Durkheim nie dokonywał tu rozróżniania na samą anomię oraz zjawiska anomotwórcze (tzw. doniosłe anomicznie) a także jej (anomii) skutków. Do zjawisk doniosłych anomicznie zaliczyć należy: </text:span><text:span text:style-name="T20">"podporządkowywanie reguł nauki i pracy duchowej temu co błyskawiczne i pozornie nowe lub do takiego stanu dążące. Anomia warunkowana będzie również przez zmniejszanie się wydatków na oświatę, sprowadzanie stanu akademickiego do pozycji stirnerowskiego „dziada”, (Pluciński) </text:span><text:span text:style-name="T17">i Kozyr-Kowalski: „</text:span><text:span text:style-name="T20">Wielki (…) stan akademicki i nauczycielski ma się najpierw stać stanem dziadów. Potem rzuci mu się ograniczoną liczbę kości do ogryzania, aby jego członkowie musieli walczyć zaciekle, zarówno o ‘być’, jak i o ‘mieć’. Przekształcanie kości do ogryzania w rzadkie dobra wprowadza do świata nauki i kształcenia popsutą, czyli skorumpowaną ideę konkurencji rynkowej, czyni z uczonych, badaczy, nauczycieli nieprzejednanych konkurentów i rywali. Skłania wielu z nich do naruszania fundamentalnych zasad wszelkiego porządku obyczajnego</text:span><text:span text:style-name="T16">” </text:span><text:span text:style-name="T17">(Kozyr-Kowalski 2005: 56-57). </text:span><text:line-break/><text:span text:style-name="T17">Także według Webera uniwersytet musi pozostać poza grą rynkową i polityczną. We włączaniu go w owe sfery widział narzędzie imperializacji i udeologizacji, co prowadzi do merkantylizmu uniwersytetu. Ideologizacja ta wyraża się przede wszystkim we wmawianiu wszystkim zainteresowanym, że nie ma innego wyjścia. Pluciński: "</text:span><text:span text:style-name="T20">nauka więc, i naukowcy, którzy nie są </text:span><text:soft-page-break/><text:span text:style-name="T20">posłuszni „ani synodowi, ani komitetowi, ani ministrowi, ani cesarzowi, ani Panu Bogu” kapitulują częstokroć przed rzeczywistością rynku."</text:span></text:p>
      <text:p text:style-name="P5"><text:span text:style-name="T17">Innym wyrazem anomii jest popsucie relacji między akademikami a studentami i dziwnie rozumiana demokratyzacja. Jest nią także wymiar biurokratyzacji: wyznaczniki ilościowe, standaryzacje i statystyki - słowem to, co Milan Kundera określił jako </text:span><text:span text:style-name="T19">imanologię </text:span><text:span text:style-name="T17">(powieść </text:span><text:span text:style-name="T20">Nieśmiertelność</text:span><text:span text:style-name="T17">)</text:span><text:line-break/><text:span text:style-name="T17">Tak anomiczny uniwersytet jest z kolei przyczyną powstawania kolejnych anomii społecznych - wypuszcza rzesze niedokształconych absolwentów, które są bez szans na bycie najlepszymi (greckie: </text:span><text:span text:style-name="T20">aristos), </text:span><text:span text:style-name="T17">mogą oni się stać co najwyżej mistrzami małego i wielkiego</text:span><text:line-break/><text:span text:style-name="T17">kunsztu oszustwa gospodarczego. Pluciński: </text:span><text:span text:style-name="T20">"Studenci wywłaszczeni są z przysługującej im w ramach uniwersytetu szansy na doskonalenie zarówno swej biodynamis, jak i ergodynamis. Miast doskonalić swe siły duchowe, silne strony swej osobowości (biodynamis) oraz wszelkie te umiejętności, stanowiące niezbywalny składnik ich potencjalnej ergodynamis („siły roboczej”), czyli wszystkie te składniki przyszłej i potencjalnej zdolności pracowej i pozapracowej, uczą się w uniwersytecie zasady lichości, sprowadzającej się do pragmatycznego oportunizmu</text:span><text:span text:style-name="T17">".</text:span><text:line-break/><text:span text:style-name="T17">A przecież: </text:span><text:span text:style-name="T20">"Uniwersytet ma kształcić tak, by otwierać duszę studenta, pokazywać wielość potencjalnych ścieżek, a nie kierować na jedną i wąską. Funkcją uniwersytetu, najpierwszej z uczelni wyższych, wydaje się mimo wszystko kształcenie „w kulturze”, rozwijanie biodynamis, wykształcenie, szczególnie te dobre i rzetelne jest mimo to najlepszym składnikiem każdej ergodynamis".</text:span><text:line-break/><text:span text:style-name="T17">Zatraca się funkcja akademika jako aktywnego twórcy kultury, pada etos intelektualisty: </text:span><text:span text:style-name="T20">"Konstytucja platońskiej idei republiki miłośników mądrości nigdy chyba nie zdawała się tak odległa jak dziś (por. Marcuse 1967). Jak zauważył Fichte, podstawową rolą uniwersytetu nie jest przekazywać informacje, lecz wpajać umiejętność krytycznego namysłu. Czy jednak czasy, zdiagnozowane przez H. Marcuse jako czasy wszechobecnej „jednowymiarowości” potrzebują jeszcze krytyki i jej społecznej funkcji? Zdaje się, że potrzebują jej tym mocniej, im bardziej wydaje się ona niewygodna, wręcz zbędna."</text:span></text:p>
      <text:p text:style-name="P5"><text:span text:style-name="T17">Uniwersytet nie jest dziś forpocztą nowości. Czy jednak trzeba odtrąbił koniec nowoczesnej formuły uniwersytetu? Może trzeba pójść na ustępstwa i zastosować formułę Ortegi y Gasseta, iż kształcenie profesjonalistów powinno „</text:span><text:span text:style-name="T20">dawać i profesjonalizm, i formację kulturową</text:span><text:span text:style-name="T16">”</text:span><text:span text:style-name="T17">? Czyli, będąc fachowcem w określonej specjalności, nawet wąskiej, mieć jednak kompetencje kulturowe szeroko rozwinięte? Czy to możliwe?</text:span></text:p>
      <text:p text:style-name="P5"><text:span text:style-name="T17">Jak na razie mamy do czynienia jednak z „wyspecjalizowaną kadrą menedżerską”, którą to tendencję tą zauważył i krytycznie ocenił sto lat temu Thorstein Veblen. Model ten upowszechnił się w Ameryce Północnej i obecnie zaczyna przenosić się na resztę świata, jak zresztą wszystkie </text:span><text:soft-page-break/><text:span text:style-name="T17">procesy globalizacyjne. Wedle Billa Readingsa mamy obecnie do czynienia z końcem idei humboldtowskiej, a zaczynamy mieć do czynienia z uniwersytetem posthistorycznym. </text:span></text:p>
      <text:p text:style-name="P5"><text:span text:style-name="T17"/></text:p>
      <text:p text:style-name="P6">Procesy degeneracyjne wiążą się również z dosłownie rozumianą „etatyzacją uniwersytetów”. Uniwersytet europejski końca XVIII i XIX stulecia – zwłaszcza obszaru niemieckojęzycznego, z którym kulturowo powiązana jest również akademicka Polska) jest instytucją „państwową” nie tylko w sensie umiejscowienia w strukturze społecznej, ale także w sensie zasad regulatywnych.</text:p>
      <text:p text:style-name="P7">XVI-XVII<text:span text:style-name="T29"> </text:span>wiek<text:span text:style-name="T29"> – </text:span>ukształtowanie<text:span text:style-name="T29"> </text:span>się<text:span text:style-name="T29"> </text:span>struktury<text:span text:style-name="T29"> </text:span>społeczności<text:span text:style-name="T29"> </text:span>nauczycieli<text:span text:style-name="T29"> </text:span>akademickich.<text:span text:style-name="T29"> </text:span>Na<text:span text:style-name="T29"> </text:span>uniwersytetach<text:span text:style-name="T29"> </text:span>typu<text:span text:style-name="T29"> </text:span>niemieckiego<text:span text:style-name="T29"> </text:span>tworzą<text:span text:style-name="T29"> </text:span>ja<text:span text:style-name="T29"> </text:span>profesorowie<text:span text:style-name="T29"> </text:span>zwyczajni<text:span text:style-name="T29"> </text:span>(którzy<text:span text:style-name="T29"> </text:span>tworzą<text:span text:style-name="T29"> </text:span>senat<text:span text:style-name="T29"> </text:span>uniwersytetu<text:span text:style-name="T29"> </text:span>i<text:span text:style-name="T29"> </text:span>w<text:span text:style-name="T29"> </text:span>ramach<text:span text:style-name="T29"> </text:span>wydziału<text:span text:style-name="T29"> </text:span>wybierają<text:span text:style-name="T29"> </text:span>dziekana,<text:span text:style-name="T29"> </text:span>a<text:span text:style-name="T29"> </text:span>w<text:span text:style-name="T29"> </text:span>ramach<text:span text:style-name="T29"> </text:span>uniwersytetu<text:span text:style-name="T29"> </text:span>rektora).<text:span text:style-name="T29"> </text:span>Obok<text:span text:style-name="T29"> </text:span>nich<text:span text:style-name="T29"> </text:span>są<text:span text:style-name="T29"> </text:span>profesorowie<text:span text:style-name="T29"> </text:span>nadzwyczajni<text:span text:style-name="T29"> </text:span>i<text:span text:style-name="T29"> </text:span>tzw.<text:span text:style-name="T29"> „</text:span>docenci<text:span text:style-name="T29"> </text:span>prywatni<text:span text:style-name="T29">”</text:span>,<text:span text:style-name="T29"> </text:span>którzy<text:span text:style-name="T29"> </text:span>nie<text:span text:style-name="T29"> </text:span>należą<text:span text:style-name="T29"> </text:span>do<text:span text:style-name="T29"> </text:span>senatu.</text:p>
      <text:p text:style-name="P7">Ważna<text:span text:style-name="T29"> </text:span>zmiana:<text:span text:style-name="T29"> </text:span>stopniowe<text:span text:style-name="T29"> </text:span>rozluźnianie<text:span text:style-name="T29"> </text:span>związku<text:span text:style-name="T29"> </text:span>między<text:span text:style-name="T29"> </text:span>uniwersytetem<text:span text:style-name="T29"> </text:span>a<text:span text:style-name="T29"> </text:span>kościołami,<text:span text:style-name="T29"> </text:span>co<text:span text:style-name="T29"> </text:span>skutkowało<text:span text:style-name="T29"> </text:span>między<text:span text:style-name="T29"> </text:span>innymi<text:span text:style-name="T29"> </text:span>zmianą<text:span text:style-name="T29"> </text:span>rangi<text:span text:style-name="T29"> </text:span>wydziałów<text:span text:style-name="T29"> </text:span>(wydziały<text:span text:style-name="T29"> </text:span>teologiczne<text:span text:style-name="T29"> </text:span>straciły<text:span text:style-name="T29"> </text:span>rangę<text:span text:style-name="T29"> </text:span>najważniejszych).<text:span text:style-name="T29"> </text:span>Później<text:span text:style-name="T29"> </text:span>oznaczało<text:span text:style-name="T29"> </text:span>to<text:span text:style-name="T29"> </text:span>także<text:span text:style-name="T29"> </text:span>zanikanie<text:span text:style-name="T29"> </text:span>łaciny<text:span text:style-name="T29"> </text:span>jako<text:span text:style-name="T29"> </text:span>języka<text:span text:style-name="T29"> </text:span>uniwersytetu<text:span text:style-name="T29"> </text:span>na<text:span text:style-name="T29"> </text:span>rzecz<text:span text:style-name="T29"> </text:span>języków<text:span text:style-name="T29"> </text:span>narodowych.<text:span text:style-name="T29"> </text:span>Dłużej<text:span text:style-name="T29"> </text:span>utrzymała<text:span text:style-name="T29"> </text:span>się<text:span text:style-name="T29"> </text:span>zależność<text:span text:style-name="T29"> </text:span>uniwersytetów<text:span text:style-name="T29"> </text:span>od<text:span text:style-name="T29"> </text:span>władz<text:span text:style-name="T29"> </text:span>państwowych<text:span text:style-name="T29"> – </text:span>profesorowie<text:span text:style-name="T29"> </text:span>byli<text:span text:style-name="T29"> </text:span>zobowiązani<text:span text:style-name="T29"> </text:span>do<text:span text:style-name="T29"> </text:span>swego<text:span text:style-name="T29"> </text:span>rodzaju<text:span text:style-name="T29"> </text:span>cenzury<text:span text:style-name="T29"> </text:span>druków<text:span text:style-name="T29"> </text:span>z<text:span text:style-name="T29"> </text:span>perspektywy<text:span text:style-name="T29"> </text:span>panujących.</text:p>
      <text:p text:style-name="P7">W<text:span text:style-name="T29"> </text:span>krajach<text:span text:style-name="T29"> </text:span>języka<text:span text:style-name="T29"> </text:span>niemieckiego<text:span text:style-name="T29"> </text:span>pojawiły<text:span text:style-name="T29"> </text:span>się<text:span text:style-name="T29"> </text:span>także<text:span text:style-name="T29"> </text:span>zalążki<text:span text:style-name="T29"> </text:span>systemu<text:span text:style-name="T29"> </text:span>nie-uniwersyteckich<text:span text:style-name="T29"> </text:span>szkół<text:span text:style-name="T29"> </text:span>wyższych<text:span text:style-name="T29"> – </text:span>tzw.<text:span text:style-name="T29"> </text:span>gymnasia<text:span text:style-name="T29"> </text:span>illustra<text:span text:style-name="T29"> </text:span>(kształcenie<text:span text:style-name="T29"> </text:span>wyższe<text:span text:style-name="T29"> </text:span>bez<text:span text:style-name="T29"> </text:span>prawa<text:span text:style-name="T29"> </text:span>nadawania<text:span text:style-name="T29"> </text:span>stopni);<text:span text:style-name="T29"> </text:span>część<text:span text:style-name="T29"> </text:span>z<text:span text:style-name="T29"> </text:span>nich<text:span text:style-name="T29"> </text:span>przekształciła<text:span text:style-name="T29"> </text:span>się<text:span text:style-name="T29"> </text:span>później<text:span text:style-name="T29"> </text:span>w<text:span text:style-name="T29"> </text:span>szkoły<text:span text:style-name="T29"> </text:span>wyższe.</text:p>
      <text:p text:style-name="P8"><text:span text:style-name="T27">W</text:span><text:span text:style-name="T28"> </text:span><text:span text:style-name="T27">połowie</text:span><text:span text:style-name="T28"> </text:span><text:span text:style-name="T27">XVIII</text:span><text:span text:style-name="T28"> </text:span><text:span text:style-name="T27">wieku</text:span><text:span text:style-name="T28"> </text:span><text:span text:style-name="T27">pojawiają</text:span><text:span text:style-name="T28"> </text:span><text:span text:style-name="T27">się</text:span><text:span text:style-name="T28"> </text:span><text:span text:style-name="T27">krytyczne</text:span><text:span text:style-name="T28"> </text:span><text:span text:style-name="T27">czasopisma</text:span><text:span text:style-name="T28"> </text:span><text:span text:style-name="T27">naukowe,</text:span><text:span text:style-name="T28"> </text:span><text:span text:style-name="T27">a</text:span><text:span text:style-name="T28"> </text:span><text:span text:style-name="T27">także</text:span><text:span text:style-name="T28"> </text:span><text:span text:style-name="T27">powiązanie</text:span><text:span text:style-name="T28"> </text:span><text:span text:style-name="T27">uniwersytetu</text:span><text:span text:style-name="T28"> i </text:span><text:span text:style-name="T27">akademii</text:span><text:span text:style-name="T28"> </text:span><text:span text:style-name="T27">nauk.</text:span><text:span text:style-name="T28"> </text:span><text:span text:style-name="T27">Pod</text:span><text:span text:style-name="T28"> </text:span><text:span text:style-name="T27">koniec</text:span><text:span text:style-name="T28"> </text:span><text:span text:style-name="T27">tego</text:span><text:span text:style-name="T28"> </text:span><text:span text:style-name="T27">stulecia</text:span><text:span text:style-name="T28"> </text:span><text:span text:style-name="T27">istniały</text:span><text:span text:style-name="T28"> </text:span><text:span text:style-name="T27">w</text:span><text:span text:style-name="T28"> </text:span><text:span text:style-name="T27">Europie</text:span><text:span text:style-name="T28"> </text:span><text:span text:style-name="T27">142</text:span><text:span text:style-name="T28"> </text:span><text:span text:style-name="T27">uniwersytety</text:span><text:span text:style-name="T28"> </text:span><text:span text:style-name="T27">(najwięcej</text:span><text:span text:style-name="T28"> </text:span><text:span text:style-name="T27">w</text:span><text:span text:style-name="T28"> </text:span><text:span text:style-name="T27">Niemczech</text:span><text:span text:style-name="T28"> – </text:span><text:span text:style-name="T27">34,</text:span><text:span text:style-name="T28"> </text:span><text:span text:style-name="T27">we</text:span><text:span text:style-name="T28"> </text:span><text:span text:style-name="T27">Włoszech</text:span><text:span text:style-name="T28"> – </text:span><text:span text:style-name="T27">26). Dalszy rozwój to prawie wykładniczy przyrost instytucji akademickich w XX stuleciu i formowanie się uniwersytetów o rozmiarach coraz bardziej monstrualnych;</text:span></text:p>
      <text:p text:style-name="P5"><text:span text:style-name="T21">Przykład – Monachium: </text:span><text:span text:style-name="T18">1825/26 ok 1000, 1905/06 – 5147, 1918/19 – 8625, 1949/50 – 10469, 1959/60 – 18225, 2009/10 – 45649, </text:span><text:span text:style-name="T17">2010/11 – 46697. Uniwersytet Boloński dzisiaj ponad 100 000 studentów; Warszawski</text:span></text:p>
      <text:p text:style-name="P5"><text:span text:style-name="T17"/></text:p>
      <text:p text:style-name="P5"><text:span text:style-name="T17"/></text:p>
      <text:h text:style-name="P1" text:outline-level="4"><text:bookmark text:name="section-UK01-1.UniwersytetDefinicja"/><text:span text:style-name="T25">Uniwersytet-definicja</text:span></text:h>
      <text:p text:style-name="P3"><text:span text:style-name="T3">a) </text:span><text:span text:style-name="T6">Słownik Języka Polskiego</text:span><text:span text:style-name="T3">, red. M. Szymczak, PWN 1981- "Wyższa uczelnia obejmująca zwykle kilka wydziałów nauk nietechnicznych, przygotowująca kadry pracowników naukowych oraz wysoko kwalifikowanych pracowników w określonych dyscyplinach."</text:span><text:line-break/><text:span text:style-name="T3">b) </text:span><text:span text:style-name="T6">Encyklopedia PWN </text:span><text:span text:style-name="T3">(</text:span><text:a xlink:type="simple" xlink:href="http://encyklopedia.pwn.pl/haslo/3991404/uniwersytet.html"><text:span text:style-name="T23">http://encyklopedia.pwn.pl/haslo/3991404/uniwersytet.html</text:span></text:a><draw:frame draw:style-name="fr1" draw:name="grafika1" text:anchor-type="as-char" svg:width="1.997cm" svg:height="0.998cm" draw:z-index="0"><draw:image xlink:href="http://www.graniczne.amu.edu.pl/PPGWiki/images/out.png" xlink:type="simple" xlink:show="embed" xlink:actuate="onLoad"/></draw:frame><text:span text:style-name="T12"> </text:span><text:span text:style-name="T3">)- "</text:span><text:a xlink:type="simple" xlink:href="http://www.graniczne.amu.edu.pl/PPGWiki/Edit.jsp?page=Łac."><text:span text:style-name="T24">łac.</text:span></text:a><text:span text:style-name="T3">, najstarszy, podstawowy typ europejskiej wielowydziałowej wyższej uczelni, mającej prawo nadawania stopni naukowej i łączącej </text:span><text:soft-page-break/><text:span text:style-name="T3">funkcje dydaktyczne (kształcenie wykwalifikowanych kadr zawodowych i pracowników nauki) z funkcjami naukowymi (prowadzenie prac badawczych); uniwersytety rozwijały się od XII w. w zachodniej Europie."</text:span><text:line-break/><text:span text:style-name="T3">c) </text:span><text:span text:style-name="T6">Słownik mitów i tradycji kultury </text:span><text:span text:style-name="T3">(W. Kopaliński), PWN 1985 - "Najstarszy, podstawowy typ europejskiej szkoły wyższej o wielu wydziałach, prowadzącej prace badawcze, kształcącej studentów i mającej prawo nadawania stopni naukowych. Uniwersytety ukształtowały się w XII i XIII w. pod wpływem rosnącego zapotrzebowania na prawników, teologów i lekarzy oraz rozwijającej się wiedzy (do czego przyczyniło się ponowne odkrycie Arystotelesa i arabskich komentarzy do niego), a także odradzanie się tzw. sztuk wyzwolonych (</text:span><text:span text:style-name="T6">artes liberales</text:span><text:span text:style-name="T3">)."</text:span><text:line-break/><text:span text:style-name="T3">sztuki wyzwolone: </text:span><text:line-break/><text:span text:style-name="T6">- trivium </text:span><text:span text:style-name="T3">(stopień niższy, gramatyka, retoryka, dialektyka),</text:span><text:line-break/><text:span text:style-name="T3">- </text:span><text:span text:style-name="T6">quadrivium </text:span><text:span text:style-name="T3">(stopień wyższy, arytmetyka, geometria, astronomia, muzyka).</text:span><text:line-break/><text:span text:style-name="T3">d) </text:span><text:span text:style-name="T6">Wikipedia- </text:span><text:span text:style-name="T3">(łac. </text:span><text:span text:style-name="T6">universitas magistrorum et scholarium</text:span><text:span text:style-name="T3">, 'ogół nauczycieli i uczniów') – "Najstarszy rodzaj szkoły wyższej o charakterze nietechnicznym, której celem jest przygotowanie kadr pracowników naukowych oraz kształcenie wykwalifikowanych pracowników. Jednostki organizacyjne uniwersytetu posiadają uprawnienia do nadawania stopnia naukowego doktora co najmniej w dwunastu dyscyplinach, w tym przynajmniej po dwa uprawnienia w dziedzinach nauk humanistycznych, społecznych lub teologicznych, matematycznych, fizycznych lub technicznych, przyrodniczych oraz prawnych lub ekonomicznych."</text:span><text:line-break/><text:span text:style-name="T3">Co ciekawe, definicji tego słowa nie ma w Encyklopedii Socjologii, która odsyła do haseł: "oświata i kształcenie" oraz "szkoła i skolaryzacja".</text:span><text:line-break/><text:span text:style-name="T3">Dyskusja: główne wyznaczniki definicyjne terminu.</text:span><text:line-break/><text:span text:style-name="T3">Problematyzacja: uniwersytet a społeczność: w/obok/ponad/przed?</text:span></text:p>
      <text:h text:style-name="P2" text:outline-level="4"><text:bookmark text:name="section-UK01-2.HistoriaSk_C4_85dTakieR_C3_B3_C5_BCnice"/>2. Historia- skąd takie różnice?</text:h>
      <text:p text:style-name="P3"><text:span text:style-name="T3">a) Słownik mitów i tradycji- "Pierwszy uniwersytet powstał w Bolonii 1088, następny w XII w. w Paryżu. Dalsze to: Oxford XII w., Cambridge 1209, Padwa 1222, Neapol 1224, Tuluza 1229, Montpellier 1230, Siena 1240, Salamanca 1254, , Coimbra 1290, Rzym 1303, Orlean 1309, Florencja 1321, Grenoble 1339, Piza 1343, Valladoid 1346, Praga 1348, Pawia 1361, Kraków 1364, Wiedeń 1365, Pecz 137, Heidelberg 1386, Kolonia 1388, Ferrara 1381, Erfurt 1392, Turyn 1405, Lipsk i Aix-Marseille 1409, St. Andrews 1410, Besancon 1422 itd. Pierwsze uniwersytety w Ameryce to: Meksyk i San Marcos w Limie 1551, w USA (czasów kolonialnych) Harvard 1636, Wiliam and Mart 1693, Yale 1701, Princetown 1746, Columbia 1754. W Rosji: Moskwa 1755."</text:span><text:line-break/><text:span text:style-name="T3">b) Encyklopedia PWN- j.w.</text:span><text:line-break/><text:span text:style-name="T3">b) Wikipedia- "Pierwsze znane obecnie szkoły, przypominające swym charakterem uniwersytety powstały w czasach </text:span><text:a xlink:type="simple" xlink:href="http://pl.wikipedia.org/wiki/Starożytność"><text:span text:style-name="T23">starożytnych</text:span></text:a><draw:frame draw:style-name="fr1" draw:name="grafika2" text:anchor-type="as-char" svg:width="1.997cm" svg:height="0.998cm" draw:z-index="1"><draw:image xlink:href="http://www.graniczne.amu.edu.pl/PPGWiki/images/out.png" xlink:type="simple" xlink:show="embed" xlink:actuate="onLoad"/></draw:frame><text:span text:style-name="T12"> </text:span><text:span text:style-name="T3">na obszarze </text:span><text:a xlink:type="simple" xlink:href="http://pl.wikipedia.org/wiki/Bliski_Wschód"><text:span text:style-name="T23">Bliskiego Wschodu</text:span></text:a><draw:frame draw:style-name="fr1" draw:name="grafika3" text:anchor-type="as-char" svg:width="1.997cm" svg:height="0.998cm" draw:z-index="2"><draw:image xlink:href="http://www.graniczne.amu.edu.pl/PPGWiki/images/out.png" xlink:type="simple" xlink:show="embed" xlink:actuate="onLoad"/></draw:frame><text:span text:style-name="T12"> </text:span><text:span text:style-name="T3">, </text:span><text:a xlink:type="simple" xlink:href="http://pl.wikipedia.org/wiki/Indie"><text:span text:style-name="T23">Indii</text:span></text:a><draw:frame draw:style-name="fr1" draw:name="grafika4" text:anchor-type="as-char" svg:width="1.997cm" svg:height="0.998cm" draw:z-index="3"><draw:image xlink:href="http://www.graniczne.amu.edu.pl/PPGWiki/images/out.png" xlink:type="simple" xlink:show="embed" xlink:actuate="onLoad"/></draw:frame><text:span text:style-name="T12"> </text:span><text:span text:style-name="T3">,</text:span><text:a xlink:type="simple" xlink:href="http://pl.wikipedia.org/wiki/Chiny"><text:span text:style-name="T23">Chin</text:span></text:a><draw:frame draw:style-name="fr1" draw:name="grafika5" text:anchor-type="as-char" svg:width="1.997cm" svg:height="0.998cm" draw:z-index="4"><draw:image xlink:href="http://www.graniczne.amu.edu.pl/PPGWiki/images/out.png" xlink:type="simple" xlink:show="embed" xlink:actuate="onLoad"/></draw:frame><text:span text:style-name="T12"> </text:span><text:span text:style-name="T3">oraz </text:span><text:a xlink:type="simple" xlink:href="http://pl.wikipedia.org/wiki/Grecja"><text:span text:style-name="T23">Grecji</text:span></text:a><draw:frame draw:style-name="fr1" draw:name="grafika6" text:anchor-type="as-char" svg:width="1.997cm" svg:height="0.998cm" draw:z-index="5"><draw:image xlink:href="http://www.graniczne.amu.edu.pl/PPGWiki/images/out.png" xlink:type="simple" xlink:show="embed" xlink:actuate="onLoad"/></draw:frame><text:span text:style-name="T12"> </text:span><text:span text:style-name="T3">. Należała do nich m.in. </text:span><text:a xlink:type="simple" xlink:href="http://pl.wikipedia.org/wiki/Akademia_Platońska"><text:span text:style-name="T23">Akademia Platońska</text:span></text:a><draw:frame draw:style-name="fr1" draw:name="grafika7" text:anchor-type="as-char" svg:width="1.997cm" svg:height="0.998cm" draw:z-index="6"><draw:image xlink:href="http://www.graniczne.amu.edu.pl/PPGWiki/images/out.png" xlink:type="simple" xlink:show="embed" xlink:actuate="onLoad"/></draw:frame><text:span text:style-name="T12"> </text:span><text:span text:style-name="T3">(działająca w latach </text:span><text:a xlink:type="simple" xlink:href="http://pl.wikipedia.org/wiki/387_p.n.e."><text:span text:style-name="T23">387 p.n.e.</text:span></text:a><draw:frame draw:style-name="fr1" draw:name="grafika8" text:anchor-type="as-char" svg:width="1.997cm" svg:height="0.998cm" draw:z-index="7"><draw:image xlink:href="http://www.graniczne.amu.edu.pl/PPGWiki/images/out.png" xlink:type="simple" xlink:show="embed" xlink:actuate="onLoad"/></draw:frame><text:span text:style-name="T12"> – </text:span><text:a xlink:type="simple" xlink:href="http://pl.wikipedia.org/wiki/529"><text:span text:style-name="T23">529</text:span></text:a><draw:frame draw:style-name="fr1" draw:name="grafika9" text:anchor-type="as-char" svg:width="1.997cm" svg:height="0.998cm" draw:z-index="8"><draw:image xlink:href="http://www.graniczne.amu.edu.pl/PPGWiki/images/out.png" xlink:type="simple" xlink:show="embed" xlink:actuate="onLoad"/></draw:frame><text:span text:style-name="T12"> </text:span><text:span text:style-name="T3">), chińskie </text:span><text:a xlink:type="simple" xlink:href="http://pl.wikipedia.org/w/index.php?title=Shang-Xiang&amp;action=edit&amp;redlink=1"><text:span text:style-name="T23">Shang-Xiang</text:span></text:a><draw:frame draw:style-name="fr1" draw:name="grafika10" text:anchor-type="as-char" svg:width="1.997cm" svg:height="0.998cm" draw:z-index="9"><draw:image xlink:href="http://www.graniczne.amu.edu.pl/PPGWiki/images/out.png" xlink:type="simple" xlink:show="embed" xlink:actuate="onLoad"/></draw:frame><text:span text:style-name="T12"> </text:span><text:span text:style-name="T3">, </text:span><text:a xlink:type="simple" xlink:href="http://pl.wikipedia.org/w/index.php?title=Taixue&amp;action=edit&amp;redlink=1"><text:span text:style-name="T23">Taixue</text:span></text:a><draw:frame draw:style-name="fr1" draw:name="grafika11" text:anchor-type="as-char" svg:width="1.997cm" svg:height="0.998cm" draw:z-index="10"><draw:image xlink:href="http://www.graniczne.amu.edu.pl/PPGWiki/images/out.png" xlink:type="simple" xlink:show="embed" xlink:actuate="onLoad"/></draw:frame><text:span text:style-name="T12"> </text:span><text:span text:style-name="T3">i </text:span><text:a xlink:type="simple" xlink:href="http://pl.wikipedia.org/w/index.php?title=Guozijian&amp;action=edit&amp;redlink=1"><text:span text:style-name="T23">Guozijian</text:span></text:a><draw:frame draw:style-name="fr1" draw:name="grafika12" text:anchor-type="as-char" svg:width="1.997cm" svg:height="0.998cm" draw:z-index="11"><draw:image xlink:href="http://www.graniczne.amu.edu.pl/PPGWiki/images/out.png" xlink:type="simple" xlink:show="embed" xlink:actuate="onLoad"/></draw:frame><text:span text:style-name="T12"> </text:span><text:span text:style-name="T3">oraz uczelnia </text:span><text:a xlink:type="simple" xlink:href="http://pl.wikipedia.org/wiki/Nalanda"><text:span text:style-name="T23">Nalanda</text:span></text:a><draw:frame draw:style-name="fr1" draw:name="grafika13" text:anchor-type="as-char" svg:width="1.997cm" svg:height="0.998cm" draw:z-index="12"><draw:image xlink:href="http://www.graniczne.amu.edu.pl/PPGWiki/images/out.png" xlink:type="simple" xlink:show="embed" xlink:actuate="onLoad"/></draw:frame><text:span text:style-name="T3">(działająca w latach ok. </text:span><text:a xlink:type="simple" xlink:href="http://pl.wikipedia.org/wiki/500_p.n.e."><text:span text:style-name="T23">500 p.n.e.</text:span></text:a><draw:frame draw:style-name="fr1" draw:name="grafika14" text:anchor-type="as-char" svg:width="1.997cm" svg:height="0.998cm" draw:z-index="13"><draw:image xlink:href="http://www.graniczne.amu.edu.pl/PPGWiki/images/out.png" xlink:type="simple" xlink:show="embed" xlink:actuate="onLoad"/></draw:frame><text:span text:style-name="T12"> –</text:span><text:a xlink:type="simple" xlink:href="http://pl.wikipedia.org/wiki/1193"><text:span text:style-name="T23">1193</text:span></text:a><draw:frame draw:style-name="fr1" draw:name="grafika15" text:anchor-type="as-char" svg:width="1.997cm" svg:height="0.998cm" draw:z-index="14"><draw:image xlink:href="http://www.graniczne.amu.edu.pl/PPGWiki/images/out.png" xlink:type="simple" xlink:show="embed" xlink:actuate="onLoad"/></draw:frame><text:span text:style-name="T12"> </text:span><text:span text:style-name="T3">na obszarze Indii).</text:span><text:line-break/><text:span text:style-name="T3">We wczesnym średniowieczu </text:span><text:a xlink:type="simple" xlink:href="http://pl.wikipedia.org/wiki/Kalifat"><text:span text:style-name="T23">kalifaty arabskie</text:span></text:a><draw:frame draw:style-name="fr1" draw:name="grafika16" text:anchor-type="as-char" svg:width="1.997cm" svg:height="0.998cm" draw:z-index="15"><draw:image xlink:href="http://www.graniczne.amu.edu.pl/PPGWiki/images/out.png" xlink:type="simple" xlink:show="embed" xlink:actuate="onLoad"/></draw:frame><text:span text:style-name="T12"> </text:span><text:span text:style-name="T3">oraz </text:span><text:a xlink:type="simple" xlink:href="http://pl.wikipedia.org/wiki/Cesarstwo_Bizantyjskie"><text:span text:style-name="T23">Cesarstwo Bizantyjskie</text:span></text:a><draw:frame draw:style-name="fr1" draw:name="grafika17" text:anchor-type="as-char" svg:width="1.997cm" svg:height="0.998cm" draw:z-index="16"><draw:image xlink:href="http://www.graniczne.amu.edu.pl/PPGWiki/images/out.png" xlink:type="simple" xlink:show="embed" xlink:actuate="onLoad"/></draw:frame><text:span text:style-name="T12"> </text:span><text:span text:style-name="T3">były najwyżej cywilizacyjnie rozwiniętymi obszarami świata, a </text:span><text:a xlink:type="simple" xlink:href="http://pl.wikipedia.org/wiki/Bagdad"><text:span text:style-name="T23">Bagdad</text:span></text:a><draw:frame draw:style-name="fr1" draw:name="grafika18" text:anchor-type="as-char" svg:width="1.997cm" svg:height="0.998cm" draw:z-index="17"><draw:image xlink:href="http://www.graniczne.amu.edu.pl/PPGWiki/images/out.png" xlink:type="simple" xlink:show="embed" xlink:actuate="onLoad"/></draw:frame><text:span text:style-name="T12"> </text:span><text:span text:style-name="T3">z </text:span><text:a xlink:type="simple" xlink:href="http://pl.wikipedia.org/wiki/Konstantynopol"><text:span text:style-name="T23">Konstantynopolem</text:span></text:a><draw:frame draw:style-name="fr1" draw:name="grafika19" text:anchor-type="as-char" svg:width="1.997cm" svg:height="0.998cm" draw:z-index="18"><draw:image xlink:href="http://www.graniczne.amu.edu.pl/PPGWiki/images/out.png" xlink:type="simple" xlink:show="embed" xlink:actuate="onLoad"/></draw:frame><text:span text:style-name="T12"> </text:span><text:span text:style-name="T3">stały się stolicami ówczesnej nauki. Częściowo sytuacja ta wynikała z faktu, iż Bizancjum oraz świat arabski – w przeciwieństwie do Zachodu – zachowały zdobycze nauki starożytnych Greków, Rzymian i innych ludów (Bizancjum było kontynuacją Cesarstwa Wschodniorzymskiego). W Bagdadzie powstał tzw. "</text:span><text:a xlink:type="simple" xlink:href="http://pl.wikipedia.org/w/index.php?title=Dom_Mądrości&amp;action=edit&amp;redlink=1"><text:span text:style-name="T23">Dom Mądrości</text:span></text:a><draw:frame draw:style-name="fr1" draw:name="grafika20" text:anchor-type="as-char" svg:width="1.997cm" svg:height="0.998cm" draw:z-index="19"><draw:image xlink:href="http://www.graniczne.amu.edu.pl/PPGWiki/images/out.png" xlink:type="simple" xlink:show="embed" xlink:actuate="onLoad"/></draw:frame><text:span text:style-name="T12"> </text:span><text:span text:style-name="T3">" – olbrzymia biblioteka i jednocześnie szkoła filozoficzna, w </text:span><text:a xlink:type="simple" xlink:href="http://pl.wikipedia.org/wiki/Fez"><text:span text:style-name="T23">Fezie</text:span></text:a><draw:frame draw:style-name="fr1" draw:name="grafika21" text:anchor-type="as-char" svg:width="1.997cm" svg:height="0.998cm" draw:z-index="20"><draw:image xlink:href="http://www.graniczne.amu.edu.pl/PPGWiki/images/out.png" xlink:type="simple" xlink:show="embed" xlink:actuate="onLoad"/></draw:frame><text:span text:style-name="T12"> </text:span><text:span text:style-name="T3">(obecnie </text:span><text:a xlink:type="simple" xlink:href="http://pl.wikipedia.org/wiki/Maroko"><text:span text:style-name="T23">Maroko</text:span></text:a><draw:frame draw:style-name="fr1" draw:name="grafika22" text:anchor-type="as-char" svg:width="1.997cm" svg:height="0.998cm" draw:z-index="21"><draw:image xlink:href="http://www.graniczne.amu.edu.pl/PPGWiki/images/out.png" xlink:type="simple" xlink:show="embed" xlink:actuate="onLoad"/></draw:frame><text:span text:style-name="T12"> </text:span><text:span text:style-name="T3">) od </text:span><text:a xlink:type="simple" xlink:href="http://pl.wikipedia.org/wiki/859"><text:span text:style-name="T23">859</text:span></text:a><draw:frame draw:style-name="fr1" draw:name="grafika23" text:anchor-type="as-char" svg:width="1.997cm" svg:height="0.998cm" draw:z-index="22"><draw:image xlink:href="http://www.graniczne.amu.edu.pl/PPGWiki/images/out.png" xlink:type="simple" xlink:show="embed" xlink:actuate="onLoad"/></draw:frame><text:span text:style-name="T12"> </text:span><text:span text:style-name="T3">r. działał uniwersytet </text:span><text:a xlink:type="simple" xlink:href="http://pl.wikipedia.org/wiki/Al-Karawijjin"><text:span text:style-name="T23">Al-Karawijjin</text:span></text:a><draw:frame draw:style-name="fr1" draw:name="grafika24" text:anchor-type="as-char" svg:width="1.997cm" svg:height="0.998cm" draw:z-index="23"><draw:image xlink:href="http://www.graniczne.amu.edu.pl/PPGWiki/images/out.png" xlink:type="simple" xlink:show="embed" xlink:actuate="onLoad"/></draw:frame><text:span text:style-name="T12"> </text:span><text:span text:style-name="T3">, a </text:span><text:a xlink:type="simple" xlink:href="http://pl.wikipedia.org/wiki/Kair"><text:span text:style-name="T23">Kairze</text:span></text:a><draw:frame draw:style-name="fr1" draw:name="grafika25" text:anchor-type="as-char" svg:width="1.997cm" svg:height="0.998cm" draw:z-index="24"><draw:image xlink:href="http://www.graniczne.amu.edu.pl/PPGWiki/images/out.png" xlink:type="simple" xlink:show="embed" xlink:actuate="onLoad"/></draw:frame><text:span text:style-name="T12"> </text:span><text:span text:style-name="T3">uniwersytet </text:span><text:a xlink:type="simple" xlink:href="http://pl.wikipedia.org/wiki/Al-Azhar"><text:span text:style-name="T23">Al-Azhar</text:span></text:a><text:soft-page-break/><draw:frame draw:style-name="fr1" draw:name="grafika26" text:anchor-type="as-char" svg:width="1.997cm" svg:height="0.998cm" draw:z-index="25"><draw:image xlink:href="http://www.graniczne.amu.edu.pl/PPGWiki/images/out.png" xlink:type="simple" xlink:show="embed" xlink:actuate="onLoad"/></draw:frame><text:span text:style-name="T12"> </text:span><text:span text:style-name="T3">(od </text:span><text:a xlink:type="simple" xlink:href="http://pl.wikipedia.org/wiki/988"><text:span text:style-name="T23">988</text:span></text:a><draw:frame draw:style-name="fr1" draw:name="grafika27" text:anchor-type="as-char" svg:width="1.997cm" svg:height="0.998cm" draw:z-index="26"><draw:image xlink:href="http://www.graniczne.amu.edu.pl/PPGWiki/images/out.png" xlink:type="simple" xlink:show="embed" xlink:actuate="onLoad"/></draw:frame><text:span text:style-name="T12"> </text:span><text:span text:style-name="T3">r.. Na uczelniach tych wykładano m.in. </text:span><text:a xlink:type="simple" xlink:href="http://pl.wikipedia.org/wiki/Teologia"><text:span text:style-name="T23">teologię</text:span></text:a><draw:frame draw:style-name="fr1" draw:name="grafika28" text:anchor-type="as-char" svg:width="1.997cm" svg:height="0.998cm" draw:z-index="27"><draw:image xlink:href="http://www.graniczne.amu.edu.pl/PPGWiki/images/out.png" xlink:type="simple" xlink:show="embed" xlink:actuate="onLoad"/></draw:frame><text:span text:style-name="T12"> </text:span><text:span text:style-name="T3">, </text:span><text:a xlink:type="simple" xlink:href="http://pl.wikipedia.org/wiki/Filozofia"><text:span text:style-name="T23">filozofię</text:span></text:a><draw:frame draw:style-name="fr1" draw:name="grafika29" text:anchor-type="as-char" svg:width="1.997cm" svg:height="0.998cm" draw:z-index="28"><draw:image xlink:href="http://www.graniczne.amu.edu.pl/PPGWiki/images/out.png" xlink:type="simple" xlink:show="embed" xlink:actuate="onLoad"/></draw:frame><text:span text:style-name="T12"> </text:span><text:span text:style-name="T3">, </text:span><text:a xlink:type="simple" xlink:href="http://pl.wikipedia.org/wiki/Logika"><text:span text:style-name="T23">logikę</text:span></text:a><draw:frame draw:style-name="fr1" draw:name="grafika30" text:anchor-type="as-char" svg:width="1.997cm" svg:height="0.998cm" draw:z-index="29"><draw:image xlink:href="http://www.graniczne.amu.edu.pl/PPGWiki/images/out.png" xlink:type="simple" xlink:show="embed" xlink:actuate="onLoad"/></draw:frame><text:span text:style-name="T12"> </text:span><text:span text:style-name="T3">i </text:span><text:a xlink:type="simple" xlink:href="http://pl.wikipedia.org/wiki/Medycyna"><text:span text:style-name="T23">medycynę</text:span></text:a><draw:frame draw:style-name="fr1" draw:name="grafika31" text:anchor-type="as-char" svg:width="1.997cm" svg:height="0.998cm" draw:z-index="30"><draw:image xlink:href="http://www.graniczne.amu.edu.pl/PPGWiki/images/out.png" xlink:type="simple" xlink:show="embed" xlink:actuate="onLoad"/></draw:frame><text:span text:style-name="T12"> </text:span><text:span text:style-name="T3">.</text:span><text:line-break/><text:span text:style-name="T3">W tym czasie w Europie Zachodniej nauka była w upadku. </text:span><text:a xlink:type="simple" xlink:href="http://pl.wikipedia.org/wiki/Karol_Wielki"><text:span text:style-name="T23">Karol Wielki</text:span></text:a><draw:frame draw:style-name="fr1" draw:name="grafika32" text:anchor-type="as-char" svg:width="1.997cm" svg:height="0.998cm" draw:z-index="31"><draw:image xlink:href="http://www.graniczne.amu.edu.pl/PPGWiki/images/out.png" xlink:type="simple" xlink:show="embed" xlink:actuate="onLoad"/></draw:frame><text:span text:style-name="T12"> </text:span><text:span text:style-name="T3">(ok. </text:span><text:a xlink:type="simple" xlink:href="http://pl.wikipedia.org/wiki/800"><text:span text:style-name="T23">800</text:span></text:a><draw:frame draw:style-name="fr1" draw:name="grafika33" text:anchor-type="as-char" svg:width="1.997cm" svg:height="0.998cm" draw:z-index="32"><draw:image xlink:href="http://www.graniczne.amu.edu.pl/PPGWiki/images/out.png" xlink:type="simple" xlink:show="embed" xlink:actuate="onLoad"/></draw:frame><text:span text:style-name="T12"> </text:span><text:span text:style-name="T3">) usiłował stymulować jej rozwój tworząc szkołę pałacową w </text:span><text:a xlink:type="simple" xlink:href="http://pl.wikipedia.org/wiki/Akwizgran"><text:span text:style-name="T23">Akwizgranie</text:span></text:a><draw:frame draw:style-name="fr1" draw:name="grafika34" text:anchor-type="as-char" svg:width="1.997cm" svg:height="0.998cm" draw:z-index="33"><draw:image xlink:href="http://www.graniczne.amu.edu.pl/PPGWiki/images/out.png" xlink:type="simple" xlink:show="embed" xlink:actuate="onLoad"/></draw:frame><text:span text:style-name="T12"> </text:span><text:span text:style-name="T3">, w której uczyli duchowni. Za jego przykładem szli inni władcy europejscy. </text:span><text:a xlink:type="simple" xlink:href="http://pl.wikipedia.org/wiki/Kościół_Rzymskokatolicki"><text:span text:style-name="T23">Kościół Rzymskokatolicki</text:span></text:a><draw:frame draw:style-name="fr1" draw:name="grafika35" text:anchor-type="as-char" svg:width="1.997cm" svg:height="0.998cm" draw:z-index="34"><draw:image xlink:href="http://www.graniczne.amu.edu.pl/PPGWiki/images/out.png" xlink:type="simple" xlink:show="embed" xlink:actuate="onLoad"/></draw:frame><text:span text:style-name="T12"> </text:span><text:span text:style-name="T3">tworzył szkoły klasztorne (m.in. w </text:span><text:a xlink:type="simple" xlink:href="http://pl.wikipedia.org/wiki/Auxerre"><text:span text:style-name="T23">Auxerre</text:span></text:a><draw:frame draw:style-name="fr1" draw:name="grafika36" text:anchor-type="as-char" svg:width="1.997cm" svg:height="0.998cm" draw:z-index="35"><draw:image xlink:href="http://www.graniczne.amu.edu.pl/PPGWiki/images/out.png" xlink:type="simple" xlink:show="embed" xlink:actuate="onLoad"/></draw:frame><text:span text:style-name="T12"> </text:span><text:span text:style-name="T3">, </text:span><text:a xlink:type="simple" xlink:href="http://pl.wikipedia.org/wiki/Reims"><text:span text:style-name="T23">Reims</text:span></text:a><draw:frame draw:style-name="fr1" draw:name="grafika37" text:anchor-type="as-char" svg:width="1.997cm" svg:height="0.998cm" draw:z-index="36"><draw:image xlink:href="http://www.graniczne.amu.edu.pl/PPGWiki/images/out.png" xlink:type="simple" xlink:show="embed" xlink:actuate="onLoad"/></draw:frame><text:span text:style-name="T12"> </text:span><text:span text:style-name="T3">, </text:span><text:a xlink:type="simple" xlink:href="http://pl.wikipedia.org/wiki/St._Gallen"><text:span text:style-name="T23">St. Gallen</text:span></text:a><draw:frame draw:style-name="fr1" draw:name="grafika38" text:anchor-type="as-char" svg:width="1.997cm" svg:height="0.998cm" draw:z-index="37"><draw:image xlink:href="http://www.graniczne.amu.edu.pl/PPGWiki/images/out.png" xlink:type="simple" xlink:show="embed" xlink:actuate="onLoad"/></draw:frame><text:span text:style-name="T12"> </text:span><text:span text:style-name="T3">, </text:span><text:a xlink:type="simple" xlink:href="http://pl.wikipedia.org/wiki/Chartres"><text:span text:style-name="T23">Chartres</text:span></text:a><draw:frame draw:style-name="fr1" draw:name="grafika39" text:anchor-type="as-char" svg:width="1.997cm" svg:height="0.998cm" draw:z-index="38"><draw:image xlink:href="http://www.graniczne.amu.edu.pl/PPGWiki/images/out.png" xlink:type="simple" xlink:show="embed" xlink:actuate="onLoad"/></draw:frame><text:span text:style-name="T12"> </text:span><text:span text:style-name="T3">). Karol Wielki zreformował system szkolnictwa europejskiego podwyższając poziom nauczania w szkołach klasztornych i tworząc szkoły katedralne, zarządził by do nauki w tych szkołach swobodnie dopuszczano świeckich (dotychczas naukę mogli pobierać tylko ludzie przygotowujący się do stanu duchownego). Ustalony program obejmował 7 sztuk wyzwolonych w stopniu niższym-trivium (</text:span><text:a xlink:type="simple" xlink:href="http://pl.wikipedia.org/wiki/Gramatyka"><text:span text:style-name="T23">gramaty</text:span></text:a><draw:frame draw:style-name="fr1" draw:name="grafika40" text:anchor-type="as-char" svg:width="1.997cm" svg:height="0.998cm" draw:z-index="39"><draw:image xlink:href="http://www.graniczne.amu.edu.pl/PPGWiki/images/out.png" xlink:type="simple" xlink:show="embed" xlink:actuate="onLoad"/></draw:frame><text:span text:style-name="T12"> </text:span><text:span text:style-name="T3">, </text:span><text:a xlink:type="simple" xlink:href="http://pl.wikipedia.org/wiki/Retoryka"><text:span text:style-name="T23">retoryka</text:span></text:a><draw:frame draw:style-name="fr1" draw:name="grafika41" text:anchor-type="as-char" svg:width="1.997cm" svg:height="0.998cm" draw:z-index="40"><draw:image xlink:href="http://www.graniczne.amu.edu.pl/PPGWiki/images/out.png" xlink:type="simple" xlink:show="embed" xlink:actuate="onLoad"/></draw:frame><text:span text:style-name="T12"> </text:span><text:span text:style-name="T3">, </text:span><text:a xlink:type="simple" xlink:href="http://pl.wikipedia.org/wiki/Dialektyka"><text:span text:style-name="T23">dialektyka</text:span></text:a><draw:frame draw:style-name="fr1" draw:name="grafika42" text:anchor-type="as-char" svg:width="1.997cm" svg:height="0.998cm" draw:z-index="41"><draw:image xlink:href="http://www.graniczne.amu.edu.pl/PPGWiki/images/out.png" xlink:type="simple" xlink:show="embed" xlink:actuate="onLoad"/></draw:frame><text:span text:style-name="T12"> </text:span><text:span text:style-name="T3">) i wyższym quadrivium (</text:span><text:a xlink:type="simple" xlink:href="http://pl.wikipedia.org/wiki/Arytmetyka"><text:span text:style-name="T23">arytmetyka</text:span></text:a><draw:frame draw:style-name="fr1" draw:name="grafika43" text:anchor-type="as-char" svg:width="1.997cm" svg:height="0.998cm" draw:z-index="42"><draw:image xlink:href="http://www.graniczne.amu.edu.pl/PPGWiki/images/out.png" xlink:type="simple" xlink:show="embed" xlink:actuate="onLoad"/></draw:frame><text:span text:style-name="T12"> </text:span><text:span text:style-name="T3">, </text:span><text:a xlink:type="simple" xlink:href="http://pl.wikipedia.org/wiki/Geometria"><text:span text:style-name="T23">geometria</text:span></text:a><draw:frame draw:style-name="fr1" draw:name="grafika44" text:anchor-type="as-char" svg:width="1.997cm" svg:height="0.998cm" draw:z-index="43"><draw:image xlink:href="http://www.graniczne.amu.edu.pl/PPGWiki/images/out.png" xlink:type="simple" xlink:show="embed" xlink:actuate="onLoad"/></draw:frame><text:span text:style-name="T12"> </text:span><text:span text:style-name="T3">, </text:span><text:a xlink:type="simple" xlink:href="http://pl.wikipedia.org/wiki/Astronomia"><text:span text:style-name="T23">astronomia</text:span></text:a><draw:frame draw:style-name="fr1" draw:name="grafika45" text:anchor-type="as-char" svg:width="1.997cm" svg:height="0.998cm" draw:z-index="44"><draw:image xlink:href="http://www.graniczne.amu.edu.pl/PPGWiki/images/out.png" xlink:type="simple" xlink:show="embed" xlink:actuate="onLoad"/></draw:frame><text:span text:style-name="T12"> </text:span><text:span text:style-name="T3">i </text:span><text:a xlink:type="simple" xlink:href="http://pl.wikipedia.org/wiki/Muzyka"><text:span text:style-name="T23">muzyka</text:span></text:a><draw:frame draw:style-name="fr1" draw:name="grafika46" text:anchor-type="as-char" svg:width="1.997cm" svg:height="0.998cm" draw:z-index="45"><draw:image xlink:href="http://www.graniczne.amu.edu.pl/PPGWiki/images/out.png" xlink:type="simple" xlink:show="embed" xlink:actuate="onLoad"/></draw:frame><text:span text:style-name="T12"> </text:span><text:span text:style-name="T3">). W </text:span><text:a xlink:type="simple" xlink:href="http://pl.wikipedia.org/wiki/970"><text:span text:style-name="T23">970</text:span></text:a><draw:frame draw:style-name="fr1" draw:name="grafika47" text:anchor-type="as-char" svg:width="1.997cm" svg:height="0.998cm" draw:z-index="46"><draw:image xlink:href="http://www.graniczne.amu.edu.pl/PPGWiki/images/out.png" xlink:type="simple" xlink:show="embed" xlink:actuate="onLoad"/></draw:frame><text:span text:style-name="T12"> </text:span><text:span text:style-name="T3">roku </text:span><text:a xlink:type="simple" xlink:href="http://pl.wikipedia.org/wiki/Gerbert_z_Aurillac"><text:span text:style-name="T23">Gerbert z Aurillac</text:span></text:a><draw:frame draw:style-name="fr1" draw:name="grafika48" text:anchor-type="as-char" svg:width="1.997cm" svg:height="0.998cm" draw:z-index="47"><draw:image xlink:href="http://www.graniczne.amu.edu.pl/PPGWiki/images/out.png" xlink:type="simple" xlink:show="embed" xlink:actuate="onLoad"/></draw:frame><text:span text:style-name="T12"> </text:span><text:span text:style-name="T3">sprowadził do Europy cyfry arabskie. Mimo tych reform i osiągnięć poziom nauki w Europie był do </text:span><text:a xlink:type="simple" xlink:href="http://pl.wikipedia.org/wiki/XI_wiek"><text:span text:style-name="T23">XI</text:span></text:a><draw:frame draw:style-name="fr1" draw:name="grafika49" text:anchor-type="as-char" svg:width="1.997cm" svg:height="0.998cm" draw:z-index="48"><draw:image xlink:href="http://www.graniczne.amu.edu.pl/PPGWiki/images/out.png" xlink:type="simple" xlink:show="embed" xlink:actuate="onLoad"/></draw:frame><text:span text:style-name="T12"> </text:span><text:span text:style-name="T3">-</text:span><text:a xlink:type="simple" xlink:href="http://pl.wikipedia.org/wiki/XII_wiek"><text:span text:style-name="T23">XII</text:span></text:a><draw:frame draw:style-name="fr1" draw:name="grafika50" text:anchor-type="as-char" svg:width="1.997cm" svg:height="0.998cm" draw:z-index="49"><draw:image xlink:href="http://www.graniczne.amu.edu.pl/PPGWiki/images/out.png" xlink:type="simple" xlink:show="embed" xlink:actuate="onLoad"/></draw:frame><text:span text:style-name="T12"> </text:span><text:span text:style-name="T3">w. bardzo niski, niższy od poziomu nauki greckiej w </text:span><text:a xlink:type="simple" xlink:href="http://pl.wikipedia.org/wiki/III_w._p.n.e."><text:span text:style-name="T23">III w. p.n.e.</text:span></text:a><draw:frame draw:style-name="fr1" draw:name="grafika51" text:anchor-type="as-char" svg:width="1.997cm" svg:height="0.998cm" draw:z-index="50"><draw:image xlink:href="http://www.graniczne.amu.edu.pl/PPGWiki/images/out.png" xlink:type="simple" xlink:show="embed" xlink:actuate="onLoad"/></draw:frame><text:span text:style-name="T12"> </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DejaVu Sans Condensed"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9T11:15:53</meta:creation-date>
    <meta:document-statistic meta:table-count="0" meta:image-count="51" meta:object-count="0" meta:page-count="5" meta:paragraph-count="16" meta:word-count="1741" meta:character-count="13191" meta:non-whitespace-character-count="11408"/>
    <dc:date>2011-11-29T15:19:34</dc:date>
    <meta:editing-duration>PT46M35S</meta:editing-duration>
    <meta:editing-cycles>1</meta:editing-cycles>
    <meta:generator>LibreOffice/3.4$Linux LibreOffice_project/340m1$Build-302</meta:generator>
  </office:meta>
</office:document-meta>
</file>